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c20b50"/>
    </style:style>
    <style:style style:name="P2" style:family="paragraph" style:parent-style-name="Standard">
      <style:text-properties officeooo:paragraph-rsid="00c20b50"/>
    </style:style>
    <style:style style:name="P3" style:family="paragraph" style:parent-style-name="Standard">
      <style:text-properties fo:font-size="18pt" officeooo:rsid="00c7963a" officeooo:paragraph-rsid="00c7963a"/>
    </style:style>
    <style:style style:name="P4" style:family="paragraph" style:parent-style-name="Standard">
      <style:text-properties officeooo:paragraph-rsid="00c3bb22"/>
    </style:style>
    <style:style style:name="P5" style:family="paragraph" style:parent-style-name="Standard">
      <style:text-properties officeooo:rsid="00c7963a" officeooo:paragraph-rsid="00c7963a"/>
    </style:style>
    <style:style style:name="P6" style:family="paragraph" style:parent-style-name="tfTitre_20_Chapitre" style:master-page-name="Right_20_Page">
      <style:paragraph-properties style:page-number="auto"/>
      <style:text-properties fo:text-transform="uppercase" style:font-name="Arial1" fo:font-size="26pt" fo:font-weight="bold" officeooo:rsid="00c4ee73" officeooo:paragraph-rsid="0029ba73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8pt" officeooo:rsid="00c7963a" officeooo:paragraph-rsid="00c7963a"/>
    </style:style>
    <style:style style:name="P8" style:family="paragraph" style:parent-style-name="Standard">
      <style:text-properties fo:font-size="18pt" officeooo:rsid="00c9095b" officeooo:paragraph-rsid="00c9095b"/>
    </style:style>
    <style:style style:name="P9" style:family="paragraph" style:parent-style-name="Standard">
      <style:text-properties fo:font-size="18pt" officeooo:rsid="00c90f22" officeooo:paragraph-rsid="00c90f22"/>
    </style:style>
    <style:style style:name="P10" style:family="paragraph" style:parent-style-name="Standard">
      <style:text-properties officeooo:paragraph-rsid="00c9095b"/>
    </style:style>
    <style:style style:name="P11" style:family="paragraph" style:parent-style-name="Standard">
      <style:text-properties officeooo:rsid="00c20b50" officeooo:paragraph-rsid="00c3bb22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4ee73"/>
    </style:style>
    <style:style style:name="T4" style:family="text">
      <style:text-properties fo:font-size="18pt" officeooo:rsid="00c3bb22"/>
    </style:style>
    <style:style style:name="T5" style:family="text">
      <style:text-properties fo:font-size="18pt" officeooo:rsid="00c7963a"/>
    </style:style>
    <style:style style:name="T6" style:family="text">
      <style:text-properties fo:font-size="18pt" officeooo:rsid="00c9095b"/>
    </style:style>
    <style:style style:name="T7" style:family="text">
      <style:text-properties fo:font-size="18pt" officeooo:rsid="00c90f22"/>
    </style:style>
    <style:style style:name="T8" style:family="text">
      <style:text-properties fo:font-size="18pt" fo:font-weight="bold" officeooo:rsid="00c9095b" style:font-weight-asian="bold" style:font-weight-complex="bold"/>
    </style:style>
    <style:style style:name="T9" style:family="text">
      <style:text-properties fo:font-size="18pt" fo:font-weight="bold" officeooo:rsid="00c90f22" style:font-weight-asian="bold" style:font-weight-complex="bold"/>
    </style:style>
    <style:style style:name="T10" style:family="text">
      <style:text-properties officeooo:rsid="00c69666"/>
    </style:style>
    <style:style style:name="T11" style:family="text">
      <style:text-properties officeooo:rsid="00c7963a"/>
    </style:style>
    <style:style style:name="T12" style:family="text">
      <style:text-properties officeooo:rsid="00c9095b"/>
    </style:style>
    <style:style style:name="T13" style:family="text">
      <style:text-properties officeooo:rsid="00c90f22"/>
    </style:style>
    <style:style style:name="T14" style:family="text">
      <style:text-properties officeooo:rsid="00c4ee73"/>
    </style:style>
    <style:style style:name="T15" style:family="text">
      <style:text-properties fo:font-weight="bold" officeooo:rsid="00c7963a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Fr</text:span>a<text:span text:style-name="T10">c</text:span>tions</text:p>
      <text:p text:style-name="Standard"/>
      <text:p text:style-name="P2"><text:span text:style-name="T1">Exercices du livre : </text:span><text:span text:style-name="T15">Additions et soustractions</text:span><text:span text:style-name="T11"> </text:span><text:span text:style-name="T1">pages </text:span><text:span text:style-name="T5">55</text:span><text:span text:style-name="T2">-</text:span><text:span text:style-name="T5">65</text:span></text:p>
      <text:p text:style-name="P2"/>
      <text:p text:style-name="P3">Égalités de quotients</text:p>
      <text:p text:style-name="P3">5, 6, 7, 24, 26, 27, 30</text:p>
      <text:p text:style-name="Standard"/>
      <text:p text:style-name="P3">Mise au même dénominateur</text:p>
      <text:p text:style-name="P3">31, 33</text:p>
      <text:p text:style-name="P11"/>
      <text:p text:style-name="P3">Additions et soustractions</text:p>
      <text:p text:style-name="P3">avec schéma : 12, 36, 64</text:p>
      <text:p text:style-name="P3"><text:span text:style-name="T12">dénominateurs multiples : </text:span>3, 4, 15, 16</text:p>
      <text:p text:style-name="P3">41, 42, 43, 44, 45, 48, 49, 55, 56, 57</text:p>
      <text:p text:style-name="P5">dénominateurs premiers entre eux : <text:span text:style-name="T12">2, 19, 20, 50, 51, 54, 58, 59, 60, 73, 74, 75, 76, 77</text:span></text:p>
      <text:p text:style-name="P1"/>
      <text:p text:style-name="P4"><text:span text:style-name="T4">Pb </text:span><text:span text:style-name="T3">concrets</text:span></text:p>
      <text:p text:style-name="P8">65, 68, 69, 70, 87, 89, 98 <text:span text:style-name="T13">+ (</text:span><text:span text:style-name="T14">Plus difficile : </text:span>104, 105, 108<text:span text:style-name="T13">)</text:span></text:p>
      <text:p text:style-name="P8"/>
      <text:p text:style-name="P8"/>
      <text:p text:style-name="P10"><text:span text:style-name="T1">Exercices du livre : </text:span><text:span text:style-name="T8">Multiplications et division</text:span><text:span text:style-name="T9">s</text:span><text:span text:style-name="T11"> </text:span><text:span text:style-name="T1">pages </text:span><text:span text:style-name="T6">70</text:span><text:span text:style-name="T2">-</text:span><text:span text:style-name="T6">79</text:span></text:p>
      <text:p text:style-name="P10"/>
      <text:p text:style-name="P8">Multiplications</text:p>
      <text:p text:style-name="P8">5, 25, 26, 28, 29, 30, 31, 32, 33, 34, 36, 39, 40</text:p>
      <text:p text:style-name="P10"/>
      <text:p text:style-name="P8">Fraction d’une quantité (pb concrets)</text:p>
      <text:p text:style-name="P8">41, 44, 84, 85, 92, 101</text:p>
      <text:p text:style-name="P8"/>
      <text:p text:style-name="P9">Divisions</text:p>
      <text:p text:style-name="P9">10, 13, 45, 46, 49, 50, 51, 52, 53, 56, 62, 65, 67, 68, 69, 72, 73, 74</text:p>
      <text:p text:style-name="P9"/>
      <text:p text:style-name="P9">Pb concrets</text:p>
      <text:p text:style-name="P9">58, 60, 88, 89 + (Plus difficiles : 102, 104, 106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1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1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1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30M13S</meta:editing-duration>
    <meta:editing-cycles>156</meta:editing-cycles>
    <meta:generator>LibreOffice/7.1.4.2$Linux_X86_64 LibreOffice_project/10$Build-2</meta:generator>
    <meta:initial-creator>Véronique et Thibaud FONTANET</meta:initial-creator>
    <dc:date>2021-07-10T10:15:14.527339871</dc:date>
    <meta:print-date>2021-04-29T11:47:08.283517233</meta:print-date>
    <meta:document-statistic meta:table-count="0" meta:image-count="0" meta:object-count="0" meta:page-count="1" meta:paragraph-count="22" meta:word-count="153" meta:character-count="754" meta:non-whitespace-character-count="623"/>
  </office:meta>
</office:document-meta>
</file>